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ResolvingMessagingTemplateTests.receiveAndConve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tinationResolvingMessagingTemplateTests.sendNo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ResolvingMessagingTemplateTests.s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tinationResolvingMessagingTemplateTests.rece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tinationResolvingMessagingTemplateTests.sendAndRecei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tinationResolvingMessagingTemplateTests.convertSendAndReceiveWithPost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tinationResolvingMessagingTemplateTests.convertAndSendPayload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DestinationResolvingMessagingTemplate.doSendAndReceive( MessageChannel channel , Message &lt; ? &gt; reques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ResolvingMessagingTemplateTests.convertSendAndRece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tinationResolvingMessagingTemplateTests.convertSendAndReceiveWithHeadersAndPost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tinationResolvingMessagingTemplateTests.convertAndSendPayloadAn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DestinationResolvingMessagingTemplate.setReceiveMessage( Message &lt; ? &gt; receiv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estinationResolvingMessagingTemplate.doReceive( Messag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DestinationResolvingMessagingTemplate.doSend( MessageChannel channel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tinationResolvingMessagingTemplateTests.convertAndSend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tinationResolvingMessaging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tinationResolvingMessagingTemplateTests.convertAndSendPayloadAndHeaders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MessageChannelDestinationResolver.registerMessageChannel( String name , Messag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ChannelDestinationResolver.resolveDestin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ResolvingMessagingTemplateTests.convertSendAndReceiveWith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